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7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84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425pt" fo:letter-spacing="-0.03cm" fo:text-shadow="none" fo:font-weight="normal" style:font-size-asian="180pt" style:font-weight-asian="bold" style:font-size-complex="180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000000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fo:color="#000000" style:font-name="Liberation Sans2" fo:font-size="40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fo:color="#000000" style:font-name="MathJax_Typewriter" fo:font-size="425pt" fo:letter-spacing="-0.03cm" fo:text-shadow="none" fo:font-weight="normal" style:font-size-asian="180pt" style:font-weight-asian="bold" style:font-size-complex="180pt" style:font-weight-complex="bold"/>
    </style:style>
    <style:style style:name="T3" style:family="text">
      <style:text-properties fo:color="#000000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4.097cm" svg:height="16.012cm" svg:x="2.821cm" svg:y="6.612cm">
          <draw:text-box>
            <text:p text:style-name="P2"><text:span text:style-name="T1">♠</text:span></text:p>
          </draw:text-box>
        </draw:frame>
        <draw:frame draw:style-name="gr3" draw:text-style-name="P5" draw:layer="layout" svg:width="6.966cm" svg:height="14.09cm" svg:x="-0.657cm" svg:y="-0.5cm">
          <draw:text-box>
            <text:p text:style-name="P4"><text:span text:style-name="T2">1</text:span></text:p>
          </draw:text-box>
        </draw:frame>
        <draw:frame draw:style-name="gr3" draw:text-style-name="P6" draw:layer="layout" svg:width="6.966cm" svg:height="14.09cm" svg:x="5.126cm" svg:y="-0.6cm">
          <draw:text-box>
            <text:p text:style-name="P4"><text:span text:style-name="T3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17M41S</meta:editing-duration>
    <meta:editing-cycles>25</meta:editing-cycles>
    <meta:generator>LibreOffice/6.1.5.2$Linux_X86_64 LibreOffice_project/10$Build-2</meta:generator>
    <dc:date>2022-01-16T22:13:50.710017408</dc:date>
    <meta:document-statistic meta:object-count="4"/>
  </office:meta>
</office:document-meta>
</file>